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E0000038F8D47401E8C0C41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5417in" svg:height="6.3264in" draw:z-index="0"><draw:image xlink:href="Pictures/10000001000003AE0000038F8D47401E8C0C41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3:46:06.622000000</meta:creation-date>
    <dc:date>2023-12-06T23:46:30.382000000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